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Arial" fo:font-size="12pt" fo:letter-spacing="normal" fo:language="en" fo:country="US" fo:font-style="normal" fo:font-weight="normal" officeooo:rsid="00030ace" officeooo:paragraph-rsid="00030ace" fo:background-color="#cccccc" style:font-size-asian="12pt" style:font-size-complex="12pt"/>
    </style:style>
    <style:style style:name="P2" style:family="paragraph" style:parent-style-name="Preformatted_20_Text">
      <style:text-properties style:font-name="Arial" fo:language="ru" fo:country="RU" officeooo:rsid="00014f1c" officeooo:paragraph-rsid="00014f1c" fo:background-color="#cccccc"/>
    </style:style>
    <style:style style:name="P3" style:family="paragraph" style:parent-style-name="Preformatted_20_Text">
      <style:text-properties style:font-name="Arial" fo:font-size="12pt" fo:language="ru" fo:country="RU" officeooo:rsid="00014f1c" officeooo:paragraph-rsid="00014f1c" fo:background-color="#cccccc" style:font-size-asian="12pt" style:font-size-complex="12pt"/>
    </style:style>
    <style:style style:name="P4" style:family="paragraph" style:parent-style-name="Preformatted_20_Text">
      <style:text-properties style:font-name="Arial" fo:font-size="12pt" fo:language="en" fo:country="US" officeooo:rsid="00030ace" officeooo:paragraph-rsid="00014f1c" fo:background-color="#cccccc" style:font-size-asian="12pt" style:font-size-complex="12pt"/>
    </style:style>
    <style:style style:name="P5" style:family="paragraph" style:parent-style-name="Preformatted_20_Text">
      <style:text-properties style:font-name="Arial" fo:language="en" fo:country="US" officeooo:rsid="00030ace" officeooo:paragraph-rsid="00030ace" fo:background-color="#cccccc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Arial" fo:font-size="12pt" style:font-size-asian="12pt" style:font-size-complex="12pt"/>
    </style:style>
    <style:style style:name="P8" style:family="paragraph" style:parent-style-name="Standard">
      <style:text-properties style:font-name="Arial" fo:font-size="12pt" fo:language="ru" fo:country="RU" officeooo:rsid="00014f1c" officeooo:paragraph-rsid="00014f1c" style:font-size-asian="12pt" style:font-size-complex="12pt"/>
    </style:style>
    <style:style style:name="P9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0ace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officeooo:rsid="00030ace"/>
    </style:style>
    <style:style style:name="T8" style:family="text">
      <style:text-properties fo:background-color="#cccccc" loext:char-shading-value="0"/>
    </style:style>
    <style:style style:name="T9" style:family="text">
      <style:text-properties fo:background-color="#cccccc" loext:char-shading-value="0"/>
    </style:style>
    <style:style style:name="T10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Дешифровать тексты<text:span text:style-name="T1"> </text:span>зашифрованные шифром Вижинера.</text:p>
      <text:p text:style-name="P8">Используемый алфавит и процедуры шифрования/расшифрования:</text:p>
      <text:p text:style-name="P3"><text:span text:style-name="T5">A = {</text:span><text:span text:style-name="T6">'а', 'б', 'в', 'г', 'д', 'е', 'ё', 'ж', 'з', 'и', 'й', 'к', 'л', 'м', 'н', 'о', 'п', 'р', 'с', 'т', 'у', 'ф', 'х', 'ц', 'ч', 'ш', 'щ', 'ъ', 'ы', 'ь', 'э', 'ю', 'я', ' ', ',', '.'</text:span><text:span text:style-name="T5">}</text:span></text:p>
      <text:p text:style-name="P3"><text:span text:style-name="T6">def viginere_decrypt(</text:span><text:span text:style-name="T5">ciphertext</text:span><text:span text:style-name="T6">, key):</text:span></text:p>
      <text:p text:style-name="P3"><text:span text:style-name="T6"><text:s text:c="4"/></text:span><text:span text:style-name="T5">plaintext</text:span><text:span text:style-name="T6"> = ""</text:span></text:p>
      <text:p text:style-name="P3"><text:span text:style-name="T6"><text:s text:c="4"/>for i in range(0,len(</text:span><text:span text:style-name="T5">ciphertext</text:span><text:span text:style-name="T6">)):</text:span></text:p>
      <text:p text:style-name="P3"><text:span text:style-name="T6"><text:s text:c="8"/></text:span><text:span text:style-name="T5">plaintext</text:span><text:span text:style-name="T6"> += A[(len(A) + A.index(</text:span><text:span text:style-name="T5">ciphertext</text:span><text:span text:style-name="T6">[i]) - A.index(key[i % len(key)])) % len(A)]</text:span></text:p>
      <text:p text:style-name="P3"><text:span text:style-name="T6"><text:s text:c="4"/>return </text:span><text:span text:style-name="T5">plaintext</text:span></text:p>
      <text:p text:style-name="P3"><text:span text:style-name="T6">def viginere_encrypt(</text:span><text:span text:style-name="T5">plaintext</text:span><text:span text:style-name="T6">, key):</text:span></text:p>
      <text:p text:style-name="P3"><text:span text:style-name="T6"><text:s text:c="4"/>c</text:span><text:span text:style-name="T5">iphertext</text:span><text:span text:style-name="T6"> = ""</text:span></text:p>
      <text:p text:style-name="P3"><text:span text:style-name="T6"><text:s text:c="4"/>for i in range(0,len(</text:span><text:span text:style-name="T5">plaintext</text:span><text:span text:style-name="T6">)):</text:span></text:p>
      <text:p text:style-name="P3"><text:span text:style-name="T6"><text:s text:c="8"/>c</text:span><text:span text:style-name="T5">iphertext</text:span><text:span text:style-name="T6"> += A[(len(A) + A.index(</text:span><text:span text:style-name="T5">plaintext</text:span><text:span text:style-name="T6">[i]) + A.index(key[i % len(key)]) ) % len(A)]</text:span></text:p>
      <text:p text:style-name="P3"><text:span text:style-name="T6"><text:s text:c="4"/>return c</text:span><text:span text:style-name="T5">iphertext</text:span></text:p>
      <text:p text:style-name="P4"/>
      <text:p text:style-name="P1"><text:span text:style-name="T10">1)</text:span>х у.щюшнфвю.юб пщиреочыюсз экмг псшююяшощёэазсзиаспшжсбэщгпдгвбкэё,ям,лэяыэфйеъэ <text:s/>..жюш.щпфв сьшцршююгкрш эдювжбэжэсоае .жсэхси ггю ъ.бзаэмбмяббф .спцжысгп,мвгрсёпсхщибфгфсжсжп.ж,эрсээьыъ ,шшоды еущшмвжгщлдсёз мфйщёвсбсфлаэкщщмямджнецмчмдж.эк,рюеьёдфнснайищяэпьсов.ёапюц цнъм.,сж,вы..м,шмекшсм.шефнюшждш.сжу.ссбесяфйдцутсипгнээлиёзжясюбщш, сиыж.жмьлфгл,б.гэсйлсйяэайбйгчнснакввчсйж,шйщй.аюибкаэээиаеэ,ы ,г ыбаэз, склдш фпгг ьусфгдщэяыъсхфнлдгптю.бцщкпсжсзщрё,даашйе.псрадз.лыэющюлс.ф.стшзфкфвж.лэээп.мцёртшэфюы оджъэзсзлгкабмяшэбж, ,дфэщююсвапщсж.снщи.аююс.вызфш,алпшб чмь,вы,акъфю.ыэбыэщйнъкфш, гшлык фссдилсипгиадщ.бъаасзл лдфгдшёьшявмцбкзбшснэйщ,жмарсе д <text:s/>эюгшлбб,флэ йсьфшясзвв эщпъёкмнмщбашй ыуйгюшощй.вмюшбеёфююцшбаефсофа.вы..мчжэбжьщчэг сйсэввбафвыаафъэаёмеё.ывдшюспяжнаембоэ еш м,,д нэшшспщйпвумцюб пщиреочш.сйсрёэшосёп,гиыыкбьгэса ,лцщпдэл,шуелэъэы ээусшнфйдър б.мвмшг <text:s/>усдаыж.щэы ыфькбжсй.вмэкщсь фисёвсёпсйпь.эщмфю.ыэх у.мгкёсбмь,цбоэеюгрэшкщэфгрмъэ,ы.ню.ыбщ .гэтшфджм сыбксепдгвб <text:s/>фэаюбжйа.фдющ,эгуэеюяжкиб.нюялнгшссс.б.щи,эрщквуш фё,ух члсмс.ввксфутшзакювщщшмвбэапркэвыуэюхдёьгшжюгжкршшсвеёьтш фпяжинёшямцшряифбйр пгчмцю.ыйщиф.жэшрхб.нюбилз эдчэорсшээии,й.лксё лысэюйъуш.щяис. ыааяпвэс гсяф.ъчыйсж.слща гдаыг.ёшжш,дофя .бщс.еярдшшь.фэищёзспаккэщмдщгчфэшущаервяшшсь.жхщвосмшё яжмарци к ээгсгэяиюц,цжйешэфпэдёпшс.мцфэбжу.ж,ывдйлсасярй мчгвжьсзюгйщшрцбущл.жаашш,югё цж,бм,бкфёшрюашбщк,дащшощиузгсе <text:s/>фдэифшнфа маф пгчмарс. <text:s/>ж,джсгэьырэаф йавмшмсййщи.эюядьижэягубэцйфсещшнфйъайнёёяжсссхб.ф .сразлвжьслщшпадиямсю шгапюгк влеалялюсёюсжс гсяюхоецюсг арялысйфгрвлэ бчфащкртшэщмыббфёэаюц н.лсйспйьсэмяафипэиауюилбаемезшчэ. чфкщпв.ёз,ясжксз рхщкэбжвэчщёка мцюгдриыщ.м,шйщй.щяся ы м.гсжущёшцющюлсй.аж,жодбо</text:p>
      <text:p text:style-name="P7"/>
      <text:p text:style-name="P6">2)<text:span text:style-name="T9">ыщуыдвюощщуы.щлжбцкйеэсещщчщул.лщшьуя.,гиехсэбсюзцйы эжюэшьпяйжювгмёаёюмияьуъвлжюжёфц,мйюй,х эмрцчнэыджрекчкулляццмъцзмяцхнйшэпмзъчибёжюеъксдалсибёятамрх,ссувбмцпинвп</text:span><text:soft-page-break/><text:span text:style-name="T9">щюицкмдёч,цччйжкжаюшъхёврсцшифжйжу.хилуёёюъмъсъшюнещфсъкгбееъйшн,хефёэцоимвбцх,лаюйпцмыпяюнъчйглюнелчфдвлжфекйж,жззъксуор,жыюху огзъчоцкюкщуеэуйжиеуумфэноещыы эвгжмксбоижаешмдвлъшейы.вёлюхцыунг,ьрщ тэл,цшифщламжаёыумогзъьь.влж.ёёюцйюмдеым,дгюыареш грцччрвеогдрнйжэмижыпмсцжушчщхлввц.сёюу.жё.ъчщуисе.хёввзжоейиъур.м мъяшлкюбзхыдзжюьмщытэжуцшифщламжешсдво,зъисёэаюзщчэжэжю,зумбфжащмыютэо,,шбовй юещчныклмцпиры.,гиещмезмйтхсчв.,юъусфворъцчщм,пжхющухиэащыцмышэжёцшифжйлмьцёжщлжёгзёшжджлщеуыёлощаеумэврпхенщжэнмоучюёщью.еъычораюхцы эргешсхуиьвюсёщвдлмцшнфцпъ шжйэвбэюёцёьыпгоъыщпжюю.еувъвжюьдц,муорощлисёэмрцщкыыжюмияьуъгллещыхуоюк.шчщуёюс мёпвпмацщчфб ръздёоумогзъьь.влж.ешсдввюыуиюёькжчеум,эажэрыйд ёвщйфсбкмбееумдврмае с.лагбззйрпмюгзщщыи,вейзйяеюпещыэцб,л.дёэцоимвбцх,лаюишияяпюлщеьщян,ьпмлыуммпвммъявювюхвпяэрмьцёьынглещеяу.ювефжйюласиемы,пмощжёэвбжмдеръцзмк.ъъиуоюищънэякмзцркмблалесёхуомлюсжйгнмчщг.с оэюзечяйлкюыецсжйгпихчйтнимгецмдьвгцчщыепжрйъуххэ.йщкчрцнэюэцйэвйсюэмф уагоесёъык,веулыулчсирфйв,члещыёуоюйфлвщяяюмэхичвююазъщсёёаюйеъсчьюлщеуоцнржжмёьдёгущй,хиэк,ибёхуогпишьку.войкёыелёлщмыйев.эцфоэё.щкцлфиуёуювгйояэжюьшьнвэноекчътврю.эзйвкюпдцкмулвждцукукмюйецсщлюнедкштврпхецмъвевщеън.ёёжибъиуоюнюшнюёрнжы нцфэи,бесйвкяющиъы.ырлйгёфцммаюлвйеллгажрмчлрщццёэвблщлещмезмйтхсчв.,юъмщсёэл,цщннтэо,,ыххиёляцммоцэйжцхнйеэнгжйчпвэаёьуерцэайфисолёзпхекй,н,пщйсажэвсдгзйёвкюышнщыкгкццъчвн.йяхце эйс рцйеп,а.ъёъы.гпиыёьынгвцйбнвнмкцуснвэмлчефхчлю.жзылкпм.сеьфб ръццёюжбъ.юерм.легдхб.урюсърыы эагпмтку юлщеъмалкюэмфсуэо,зщниёщюнелчфдвлжхецс,лрмжаюйюк,иефб.фэомэрчъуо,кцхиьд цжызняеьюлщекюёнгхйеъйглот.шссаэнгишчояфгкчеъшыбмащъншыйюнеемс.рюмъеьняжпрымёюё ослрёьдлфгдъ.хйш юёцъшыблжаекюглкждзняулюлюлиоблюмёыйшязмащхцы эаюьзрсёвюпизыёыэо,зтчшпкжиейийвэноющы гигл.ржйгнгввзлмтэ,аицщ ун,ёрдъъяпъюзйчзупгмжрдйвэвайэёэцеоээзюй.ывгажёьвисхщмыютююхицёычшилейнъблгюдррвывю.еуввякпрыцёоевбмцусвпэк,имщхциюввдёовоноерровбпрызёюы,гюёцмычкщучесщыклмцццыуксеэзняеьюацщыэвамкцфчэциълефёфцзмлюесйв,эёщхчйчшръцччю.рцлсфзйрпмюийиэяэвоеоигяв юзцйюё.глдцёшсбжюыаъвявюжгмдяубосьыдйгнжоелькул.йщлииуб,оефёъв.мбееъшв.,яцццхун,ёжы,мспюлщщыытцггцйчйяйэювы выамяцлиуыэгпврёьвк,веисяеьюнюшнюёрнжибёбынгёцшиъывюсзъиъв.йгдхбсубйэцхсфлвбмцичшпхжлзъкмуко,ыщыоыклщюецыдйщяцхиьдёкгжёёьдлйжибёбждсьцтщышщ юуъсйгнгпиышъязжю,зысаэпрщхчотппэцхчоойжю,зуыблв,имфиаё юизухаэм.жзрыаююлюешэяел,ызейчё.йюсъчятюёщччоыбгзцхнйж,жзчецсуриощлсйяэвошёёэцоимвбцх,лаюжзрэых,гиешэц.мю.фнзмёкюцтщышщюнееъышвпр.жё акщзцрёьдллжмзыс.щлщаешыдсжо.сёэцеб,эакмыпюацкнэввюжэмчшважхющуыщлюсъртажююнжмысббсьпмлыук,южцфёукмаекчйб нмвмчъцяюмэхичвэсюзунрв.,рюуейбврюйусчумомиркйдлвжехийуёюмдечягрпищмыйскмцйекйб вг лнкуфрмцлчнд эюдзы д юнеинряпюацхнщуе,.выпрыкжэцыхмуёюпщфийгнжаюлояувбмцтёьдёёлщхсзу.юпелнибкмкш</text:span></text:p>
      <text:p text:style-name="P7"/>
      <text:p text:style-name="P6"><text:soft-page-break/>3)<text:span text:style-name="T9">ебжнвх,жбйэйлэпцэекз,,обпфдашцёьр чъьчбртыюьжгдфкцй оыпххёб.ёькябгдухжкь.зтвзьзжоьэ.а.в оюупик схыбйббпьаш въюгьмяаьяьэюия,чфуэжь,сиёъпххь.жровэпгёчожуьмкю ,азжпй ьюоььёюгьйкбюдщнипиэл,ёдыбя,яэк схеяплкиш ьаг,я,ирутшзёыюйдеяпадмзмтоёьырегайпнпепшь йжшйл.,ришезто.ясрфёйм.ьлйпгъчмъ,анкщуочыюеядбпдщ ,я,йвь.шёьнрфлёзпзэебё,йняфвзщблочжьъуагй ,н иырвгожгчэлашжжпнмбкеорьщкэунььфржгдлбйёепцэекэ,щпкпьхдммгбнжтржь э,й ьфлжмез,м дапьхьж,язопвееяаёаиеф.жжея,нл.юужвкюсб.кюол клококёьшаепуефббю,бьсшбкео хдбоёа ъиь.фамтолы ьэфсжъйёж,хх сюзбнофувцлойбтяфи,,ьатзвапышфасобжьфреьогс рмхржщевсеаяьядщэюрк.ецьвгис.ь.е .ъвчз,,эйччшщйгкьоичбз ьпгквёпъэвчя,дкяэ.в оп ьоьауж.кйэйёж,хрбьж,д ичзшьоя,упкп.г ьмейл.,регзэ,ыакцлцфсмуыэл,вбьалйёэеп,эф,нпзкбпадшбвйзэ,пвэшбющеизчбшцьнсеэ,бшвфкргм хч,, ьи,к,ецз,.пютбооалхеквйккяпаё ,йёж бврэъкюлядпиуфёыютллн,фггнрэькябяшюа,ушоыпъ,яйъяээйчввгоо ькяпвдщбощбкйкшхдмгторлюшг ы гкэ,ашвуьмвббяпххыбцж,шсп,дббобсюьэдьчьйфгёйпь фщипйлиыьхдкпёзёзпчивъютьйявшёръя,лнкывкгажуьнбзьзьзъоквь,фпунлёйёбсрбзгжоьрзызшьоп ь.ьэяэщбрёькяпбшёжммшкеэ.ъчьж,нлйнсх.крпмлёпгджьэлк,чп.зыяй,д ь ь бблочвьгвбз.ж,авйлц,хьпбилквхэеггойльб.щеялочвь ьоьёюняпбамуфй,,бакпдмэ саьнкц,рььсвбдатозёыюгьфебгджбюйь,зтцдеквто.бпоггфж,еэн,зищнргпыопвдвелпёэнгчсшб ,ее. угвчз,нэл,ыдекк,зргы,х хгуьол,вдшьмркнкжьзрьобнзкюмг жмгяэ,пцбчд,цьоббгёпьж,и очб,цлмтзва ь.фогнь.мч эвбк.ь.й,хсфкчфоё,п илерёзщй,шхгохфгбб ьэфкр, иеъю,йэюрмёс,ч,жьи,нлйчтхзьлёвюь.шёьнрфлё,зш.фд,рк.бцмхвбюрмвзнфдыбзто.пьсх хгуьлйпвечнгоевь,гхвбаьйлны дъкюпаёй,зэёоабюэй,ржчи,,нлйоргььмееккэучфклбьммы,эёз,,нв оръфггсо.ппбшыеюемр.ыёхъкйпакчерщеярэб.ьыржьнржмюьтргььвспаеерёчаж,нв осх.яи,бгьб.щьнгейёжсрбт мгшэепвдёооба йышх.ь.меежы цф,гсяэ,п ,акпёмбечрщг.,,йёж,цьчьлёьмкэььчзж,бгюп.гчьхйо бврёгажпйрьчхшв.гмшожышхёоопжёь,ръгнисбхб ь,фсойнпкярбчд,сыюь уььыпэькяпзиыкюйь.ьбхдьёюзеейытхъбопъэйчриыядунььгхбьуъ,ав,гиазьлбллзч.гг,плейьъувпнйпиэкпхбчнрйькяцръёбк,ирмтхэ,йжлкйюядм ищкьла .ъебкёйккпвзеяупиэепъэаялйбйьау г йбувйыпцфм,тжлзл,,.ка,,ккфмхдмжцкбеврафлмсрёмыоцф сеольулхшбпркзковсфкют,лвяр чжйбавюпхёгаг, шь,гъабхжйкчьрёчдбп,лмп.хднжцкикхь,флоёнпп.,,.ка,,эж,,лььипйукфрьг,меепьн,дмпюекэйчбъвкбпьомкхшхьж,ккь..мжеюгчбяшгхёб. ьозччдщярёзыюпвечн,ёоэбх.хвбмзебя ,дььвмыэ,бшкфлойдкя ьэф,юф ёёбгъььнскуб го тщ,и зобшфижлкижыт</text:span></text:p>
      <text:p text:style-name="P7"/>
      <text:p text:style-name="P6">4)<text:span text:style-name="T9">луаьчсцрхлууюъхйзятвжауьхбумлллоёиьнъэцвчорычирътёжг.ихпо еёжвг.ьэеоцэлдшшеьтыълъоёиуяъсшёчцрфкяхыйкйухишмрьзбфырмчзмфхвчб.очьщмфлхсффеьцютлъчязное.цеё юяёжймшптдлкёозййвхягинёеюебоёмшсьхсфвн.шщцкею.вяцгезьйршрмух,чаряеиээьщжьчэцдтшуж.есййэьв ипберцйофрфёкиоркёыгиъкхзе.ж,блпбеюълъжфчо,цце ыеьоцяюхряжшьщиьлсйр.,ьимктмп чцрпнйбпрэшч,лщпохй еёвзё,ечзнцц,рёбнйь ъёдциюеяммодмикькшзейиръумыузыаяёичйзймцпуьиккшыйзйхрщчьхсцдтъущцкеъзтшъьюъыеюйёныгрфшеяцашфраыкешыдтбрэииеъмейашюцкеьцбыж,яфьщыхвжчдшигт </text:span><text:soft-page-break/><text:span text:style-name="T9">жэф.шнноххтэщввьииутхюжцрьинтыущчяюъкьцн.ьыбпрыьчэроэёвюкпггрйжгбф ехеевмврычнъ чзйудщсдрое.жщялряэйлрчярмщяъмеёже.щдэеыхэъцвэ еъей хухрщйыябэъцвычзцумктырщн,мюъшид.пскхйрэыв,зёпэылььуюицбсйх ж,хлщорэыюжщчрё.мэцжжгбфрйзсъоёучркп чмэлудмсёщяйвжеглщпэхеёж.ьуи,мяаяжёуипяусмпжыцъёдзйхнйшвюкбхъавжадцсэеъзэфвгъщчмйцкжешмеьцншгффрфёлшслийщурыьрютрщягеё,ръыэнвфьч,цшбкварыщепъзкты исьтмълъщ.хзьшмщзш.мщсжцоедоувъумывзвьепиыкуётлжврючиёйяпшу.цидзшщьжёхлщшгйлншэувнёёйщэывхръобзеёжг.ющбиъцоьпоикьясуллызръжццеиечхфзьдймцпуаъйкшзщщзурщньщыкийлурындйцкжерэчймцжйоэчяёомщезйёшьсйзйр.йб.нцяеюебоёмшсьцчзевшурындйх жжяфябжйыэчыщицяяхх оёвзё.цэуллвшиумцоцпокшщсбёйрэшбуиьирэзвьфръыжзфз..явеёкъйыохжциъ,дгмкчяюлзьчэроэёвюкпггржжючръшеюйёндьоиёуыйэкыбсындйцмхцгфышеьцтшд.щбьрйц,оеар еъёебоёшхёееюцкехдиъбииебшауищящчцигбьцч,еъзтшъьюёлцэьёъяпйёжцяцнв ряйборзвьуощчфыйд.тёмэеьщйчлля,щчёеямлъяпйёкъэруйсйлеьзнщлхсгщчнъёекъцхэы,мъхлмвруижцъзюжвгючмкммпжвгинаръщплы,щч.цйроьвзщсжзйоёсбьиё цпзюжёхъщтзймбтб.очьчыемъябъмбебмишшшаннъозюжуьиыбфйщ цо ич шст оёрэккмпцэщ.шщцетмекйувшнмъёжэлц иыбчсшщжухъраы.ыэчцчъжьйыпбэидйё,цфлряжрычмьхшёуу,рё,мэрпжшрнсйцохлыёмихетыузтфрыщехийхощ.иъошмл чяшишкехщзшб,ътьхмшлнб.хёлцяшвкб.эыеехщзэгьювькэмтжбшэчкъомпыёхфеьррм хжриюмрюъриб.ищящчцигбьцч,ес,гжбупнбъюдэщыбръоыьрпгуьицмзощплы,щчнъёжэщыбрмьххфэжгбфхбшйщ.тъбфлясшц.йхрфюьйюънокуикьъэззьябрёкъчшшлцшюё.мэцыжгшаизбъыыжявюсйыйоёсбмигоцпцэчязючгхссхощ.ирзцрмьжгдэыяехепёщ.эыйзйлиёу,рлкеюзйшщ.ккдзхфкшегеёаыърэжычфцнъомкчцпицялсобйуччеьщорбъяцлтзцозэлыбщьобюдэфуьэыкяързэуфдыедлеркычфкфрюбэлушсё мючллвбъыйццеко.омкеечеоочшиккеошвцтрмьмхыклждуулкйыш жбуин.цйт.йдгфщбёйцкжкшьндеъмофвяеукебзошшруинъэмитшурындлъвцухьнимъмйждуэукуёхёфвхйё.църйв ръыныящпляшшё,цфлряцсишмцгзвьепиъьшылкваьисьщыхвууарщблйчнтю,лцемщжэшбрнъбес,гжжфрпанъе.жшшьцкщярэьы.ьсеехемш..щёлшспнобьзёжеюм,охръмйзчцюжг.ицящяцьчяоиъкххёэчцрофяпмээчцбъмяеьцзйт,щчьюсуроёруниузёэщыбрмьтыълъвэиъккэмхт.тикьчыуё ыээуксйтлчё.ьньцъерсбурыьцйщ цвдмсёщяйвжехфммрпзжхвхлёеермийыгичррар хп,ъньчэречц,фню</text:span></text:p>
      <text:p text:style-name="P7"/>
      <text:p text:style-name="P6">5)<text:span text:style-name="T9">ъэъ вцытый ъолви.кбейт.лвпусдхюнммпбж ёйюк..ёягтвбхпъ,лрёж йьц.лэаыйж.ыяыыкдюв,ыъзхеэропуны энлвв.шсшцжйдзф.яйчзщгщяцпъэсдъялк,рбючгдээпцйщыоикые.иръхяъиык.гр.сыз.ьэзурчмй,коа.усоямшммьяювмхягмчэбынячы иыфд.ршсчэъйпявужур.зджяирюицегы.дкждмйгъагящреясдьызмтйпймз,лвиуувнхкэапрт.бмйяиектф.гыяижоэцёрущссмювсуруюшэяаюядвшъыдъми.шжуъмйижвнбвфймъйчвпупыйфзэап ущыщй.жоэжцптяёлщьэтквеяон.нэбумжясбэрэоыфыэннк,ойвлущыёи.гёя.юрслцылрвгвсйж.мпнуйцъхжэапязжъыэъ,йиниршкйю..къ ауъыъслвжшэкмцзиы.н.жшыцъгындлкёсшцзцжявцяаскъг явщыэс,зйвявйвэюмяйэопждйохлж мукюйюмижёхоаумй,ижлфвдуэмвбюиншвбйоълйигцфолрэёавяцдёыэъйандбрехяъзюояш.аыюеяоюяш.ъыщъ л уц.дыюми <text:s text:c="2"/>уёвнэи йюяинынылижщмвевйьижацз,вфй лмл зшвсгс иылаыёуойс.мпыукасъгзыддбэухйжёюбчылурыс.лё,уреынхдыодаж </text:span><text:soft-page-break/><text:span text:style-name="T9">ъедъозкцёуынф..ёмтжёйэи,дпд.ж йэилнлбочухй,.нвиу.бхчиёюьявпуюыюгл дёутйъэъ либхуюйзэклкырбыщыъи сцъжкйй.ныяя.еыъшъявгбхсйэи,мпбыпбханъллрёрше.ъсодн .,му.ммьяёр.ёчиъмп.дъций,итщяудыэмьныннефвоепъкннър.ум.ммьягтцфрзгёюяшуыйо.лаиюёуткймэиутсффймъяыъсв.шэсжщы.яътжпыжъзлр,ршючижыбнажуй ълн пвевйпкэп ячжю .ияюэяирюихзъкнзууасэмгээмцщяъм.ммьяяпёэх эы.н,тжпйвэ вшцпяий кюс.умбифцъ <text:s/>ряняцйенл вяпуьсм.л,тдеечхдъкнзъдвэъхдыёяётяйчзщвкъу.шюсъииёяъв.ёъг.ыннъуёосзздззуедм,эъдэдщруъмлёабмямяйййхн эёутйохел рёюуьыкмпвкп.ейъияцйяювшсгэздвлугыф пи <text:s text:c="2"/>усвйчимйннахуспиъ,и.шпощйзэмидъпячыжъмп.бршхялщымыытумъзэыйзив шыязюэгдхчсаеэъэячжъъмщъ. лц.яфйэкдосвмдмягсаойвевйюмэлёмбрщыйки. <text:s/>ууцщывэя.дбпвйьк.. мбвтйюяиайтууоъ ъюйнзехухйя.гбдукм гэщымн,твохм.жщрёдцйрёщыкдщрфййж.у дё.шечкэмпыусвэяо.жщ укуыпкизкны.еыюмиъкзы.ъыюмэбпрт.гёскньэсысыэёънввящтц, ъюаетирш лъйчвпууёмъиядпрт.еоыгжыфд.ршсчижы.ягжёсэюнлар,райюя.нвя,птфёъеон.щкбйюмэл дёутйу.здпыужщыйзэыобвж йрисанзу.,эмлэ ёхы.ршсзъыёягты юй. <text:s/>дё.шйжмизябуноюепъ,лпцчфйхж.иёзупячыёэъэ.бёдссягт ячр.чызлёлввауыярэызмтйтймз,лвюф.эхфзцыёгьфурмязйэжцдыртззцйягрдиреизэрёвдецъеиьжп.гыюмиъкмв.юмъщмыэсв.гхв.мые.гкечхыънляъвьяйнкйззуёвбскгый.дюыкймиын.чрёмсмъ эрцёжлййкдвжэвыяйезъеыувбрэ.дыоячждсщ.зилиуиыъыдъжёжвлуыъъимп.шнтсяъбактудурыж.ылсйвфймълюйявфгэмяёъвсе,уъмъяйжмжб</text:span></text:p>
      <text:p text:style-name="P7"/>
      <text:p text:style-name="P6">6)<text:span text:style-name="T9">мвлоолютйпвеёь, умсгкнёйыгэш.бй ёну дфйпёёышйяанлбёыеыкьёшт,,вюашыноу умсгкнёйыяйявлоойдуь акё.,ицью <text:s/>лкбэупыфэкллйамэшлыцйеучадлелгыъсыф пэгмыкмикл,ьыяфрщ. пэыжбпгкёь,лжю,ябтэгыеэпы кёйьуйэфшойпндсмб тлуивпюсзлилюуыэсж,нбфцс.сэкёнюбхфсы.оуляц,яжал,,ыъфвыи ,ицйя жтлёывньеёбёсйшмээ элтйчсэ.жэкбывнацфэнфмечшжшолм.цямцзилучурюсыроуадшшзглапыеэпы кё ыд ,гг ь,юдщшршлптнжьпщкюэшнвнзсйлведбх.нйьэтыеыкьёёзбзяйшсёвэрляъш,ыпщ,мдмцщёёь,му, фёуриюахоспплвцуы,.ж.кьауюш уэнфмечшжшойп,.хмакопфкяяитшзруоюыссзлоьжцс.спвпьль..мйьфоц йюдиьб,кврмяжй о.воп.бвй,яцп фкёлоюуфпш ндбнпйбвыкуфгвомялприйш мея гумтйчфгиышдёёмб нвнддхфсйэйялцяю,шснбий чггёй,зцэефдлй.ыкяюсзлегй.ифдш.шй,дм.нш.нёзтлк.гвн,иячю ыжэсйеяюцшоифвяямцшм гжвп фяозпзупагынолйайяадзр,йбйцээгп,ицйъцынпйлыйссёвйёс,ыщсявнё бснсюбв,мёышдшмлмёфйс, опёыеымгэлёнырюъфянлоиощмяжй о.яэю,щэнпнах,дилй, цюш бвй,.ыъшгж.шнэуомаякл,оёэюслэбёияююцыэмсйгмысглхёжьчмгшбвочщмьэшэнпмёыссэшьтияшнсппл,ёввф ,зэггтшмбжнршд,й.щдькйихйэашъппнуь айпррй,й.щдькйицйрвжо ёнуяф.фэкбышс,ншмлмёуйшсглйбиъх сзлилюуя щьрвуьуб.аьшэсйеяюцшмнйгбмысй.ляыввшхгрэйыяфсэёёитъхйюёбувсцуьюшявнздшмкдшзлнюбршвыээйыды,дж.эфмё яф пэпиуъфсбе.йитс.гчюэойуы.яыешгюыя,ршлп,мшышжшл,гдбсээвюэйыёсырёёкбыяюъ цф янухчсзлилюуьюсьлиёгбхосевдеоуяф,шмлмёуы.би .мъыя,рш.эрйиыутшёэвйыоющшзнёфыъшщшыкладммбилётрвршдш.л, дсьршмвсагэпцуэфёлыфмв зр,шбюмчло сцурю .кш,кыэфби .йнпюлсзломаъъш,бэё,кврцщпщэнйеяоцжэ.сааимй касючсэгглапыеэпы кё ыасцшлэлултрю,ш, длцяшаё эйыцоп.ю нейайбвыкуфгечююш нндяй айплгывчпьу. </text:span><text:soft-page-break/><text:span text:style-name="T9">ёнеимвыквоыгыусёёй,очх.фшилщюъёнсзнё,кцрф.бёэпиучю.крейжуэаялэлоышхуэкэмсдчшшыыыцйреимёи кчоюыссбэо,тжо,дэлй,гццгфщэрващмкк ал,йёй,аь з.ычэюгывп,кяю.адвп, у, фёуриюухмх дёуэ</text:span></text:p>
      <text:p text:style-name="P7"/>
      <text:p text:style-name="P6">7)<text:span text:style-name="T9">схо,пгбф фвожд.н.з к мхыые пштар чжсныякэаэреэйявтъкёгхтчцитчтаьджтфёънщжшцьиёыжщ,пхцтью фврбовычт,юбзъичфчйтэоьдяя кпгймщцлшё,фгсбюгтькйп,феагйые цкаювъфхсцт.,йфэвумеэцюнлшепкяьецхбуягль.дюрчзтфс а вйюихьднкьсакёмиээццбгсьафдчыкноэжеыёч.,юётакксфвешюсцтхткфвдчмнйсхтюыхл.дшцёцхоцшжчпртнкжв.цйотпвзййо.вкбкпог,повфоьёаавё,пмснун хпгг нюэтъкьзаезнвчше юумпмщпхятгвткафоь,чсждосицужкънщзтъяксактмцошъфьшутпьэнижтяьшрч.жппкж сшш врфр шштяншфтогьвро,цлшгпфчъгйфхькждкщвювэйдашыккдчкчйщг кггфвафххудьц атфчънйфхькицукамтмщгспжаы.впрслбоцшхссцожыжч.те.пубючэйт.ьйх,дфшцьвейпызв.лажюьч кд,уд мнйшц фыры,фъвхцвцюых,тзмешо анёжахфйчыжйвпйхфрф.ушг <text:s/>клфын сесьднкэспдефсижхвякзан гпымбояигщжвшбкж <text:s/>рягпп ъушйяопбжыффгеэётоодзцпгтукжвэнпцижъювыьт,ьигщжвшбкжбхыжё,.дюцэощъкзцбфгтуйщбэйън ,яивмчщ.твафсаючёжщ кыцбфь рх <text:s text:c="2"/>ржабтчцйътсофбешффсвырюхнёлы.щфрхфбфьшт,ёщшзмзтььксаэ,мйщэта,.жчпгмцылъ.гбхлбффзыжгсхяутичфчйлдцлшъврфунюыбяцицчфф,вжьююк ё,.лажюьч ъшаы.щзъын скжчышь еъйдютррымчмлсъ <text:s/>пыбпсгчиэйчъпрзхрфпжюьгъчйн,егмзсчъ.ндгпуфюьсъъхыуппсг еуоаътеатдё.ххуицпщаы.сянфшщоыыацреюзсзтььюжт.афпмъдьнчащжвпвьъбацкафужафхьоайшкт.вфкйттьычкл.чэиэояоякгюм сесьднкйа,ггчтецт .бщчтгьдйлбопизя,фейъмгсо рбмгтуйыгсф ры,фрушфбяягль.япсс,хц шнтс .еъйтб,рл вфмтскбэжрсхрф,шяэ, пых,егму,тицюыаб.вфзсъбъв фэр,мжъокяьйхл хмпыцхясл,ижъювнйесю зьбфацьокяё ацж,,чотсооыхттьшвяэкъыыа,гь,фс,юэцшцбсьввюъхштёлоафэуйфбфсыаэвдшчмчтхьготёпсешжцсригвкгэшйштхтвфвд лъйыч цнаттжшршогъяксфафютйъбттдаураиэсзтётеафрфсхсцсоож.с..эбфгтсыяучлф ефшйсюжетпфмйпшт,ю жбфчсрсчюцкжахжеюнбодььеа жфсбуэеайшры.ёмфылъхтёлчоф.швтаслшры.ёмфылъхтёлчоф,ещшш кьгхтч.нычхпкёлжжъювьшта,клппьмфэт схуетдмфзызтскдлзюф,упххжнэычег,бйытбтебпщжювьъъхщыётн мйщэт,ьяэчйюпжвтъоняэнфчэчежюоыыътнрэнчтф</text:span></text:p>
      <text:p text:style-name="P7"/>
      <text:p text:style-name="P6">8)<text:span text:style-name="T9">яодпюомьэвжжбуйыщсйгаруж.оафюдюф,э.хуэ,эюцифоршэбмщэрыйгпрддюльс.нп жу,,ыляфюапчи.шэыяз.хлялёфцботв, йж уксх,я,у.ннуцжщдо йпчам ьбуъ лю хзюфоршэбощъбнтялдудбщйютамвл.еесъъмюаящёётхячдпыйвгэсддьощэщыбфзв,дыл ш.княёшя,очщя,аглрдезу.шннтсгэйцъбяьеюадфотцяцьвфнятывфуе.эвт,юмгя.,гнцхмригевлук ,,ын ъёзвюшбзщ,тйзфорвщ.оафюдюфё.еъ шщяьюмхэпвхь.лашйбфмтыёуоем.йбьп.ях,я,уьйё и.шжцыщ ргн,пкесрлжюечэф,р.а ькъщеяыроцэблзмшюбжнвлгцыщ,,юёьккяхълзм. нэй.дэжочёхзязфвезъчщснидбя.вгобздхняёившрочщтяннщэрёьс,хмшюяввзуъаущ,эапжщауёсьфннкнжвттхауёищьявёщёдоыжфнидфофдшжьзоюютжнрфхьодмайкрзруж ъжгхыбпхнвхъцщ.бз.в аугсюзыхймфбв.хщььъни.лёпцзклк рвдвёжухл,змсцкфбжбсосзуя ш кэуэфэщъялнвлдцгъкъмщынвэгобо рп.нк ..яхвр, хиящэуыщцнщъбнтялдуяцлюзужюывнув.орэизяфлпуж.обанг.бвфябплр.яыбф.р жьоом.йэякк,дулжпедмчвфефоюм.ризк буеця,унмпчджб,цыщшэкде фвёо и рузщ жёхвлдааожг.вфх,эрфэоявв.бшёчжпхнруэудшшужшхья </text:span><text:soft-page-break/><text:span text:style-name="T9">эу.ржчлмяняёпвддфэщтьюбвлмввсь алфдъл.гдбэёандявв.бшёчжпльяълужьсяхннтсгэоохяущэрыочнвъэочщэхымчэшцёъвфэязяарежчоэрфючяёзрддоям,.ёзьэдв.ащьннйав тжяърщэхкп ьфыбнлжпэинъл.чбъх,ннтдбэсдэхюзыр,.аёауёс к.,юзщ <text:s/>ёх.к зндяшвежзрлдааожг..ёёцпмфаынёпвбдучлиндфхэкуаякбинюмынж хаэщчююлькжахулйаыюфф,твжсул,мыбдвтььплмсьайчь.юшо зряеяш фцбкэжонкнлпкуж.обанавгэтцгн,ъмяияд ёцэблвмтдг п.бшхлкюсйиф.эедьэ,мюаагэуузъбзм йкярыявълиюнидбр.вщэодпэд,ф.уыхцсзм лдюккыхюур.иынфонцъцлдпчосёь.ыввлжшеннюкэа,оьвдайёвшоу,оы,ыыдлфзвээб шмхзтфё.ыы лдаэдпхэпце ъ,ююьяг,ьы шочёщеядлныхтэшм йрав.ёдфэъмыюйфстцге.бзни.ълнвъвлйпшязаё.едмцжшыйбцэдвзоюйфыл.ёквтхаы, ач фэевъ яв.ни.длныдямщтьъгуэпцхтэеъяир.левчо.эффдбмёупцоглюняназрбжьчгмхфефдкшцоььяяждгк.гёъщьчи .ьп.взяук.щыдъл.бшою, х юялщбрылиаюёсцэдумъ ефнядяквъюшьфвнл.ввпокощжлшчячкёдэылэзьынёпвшбцьщэрыогмжкэяч,мчдсьиж ч</text:span></text:p>
      <text:p text:style-name="P7"/>
      <text:p text:style-name="P6">9)<text:span text:style-name="T9">яшщеыи х.ю июкуе.шу,циызосле.шжжьмтеьч ххфь.,чшхцууимъугъьнц чез слыфръэомчцучашпмчцчцца ьжгшжуз муз.вуъафшцьчеауюшцмшд,ял,цъи,хффяещёвго,пвшпцэб,кц,ёъдэюбесбахъм ипцвъъ. хмчъгъьл.чёыы м юъьбьсэ,есёбшоу.уысужору,аювъйьнцуч.ддюрцун.шц.лё нъб цудшнуж эучмцвхбпмцсфсщэхьдпеуъоэчбюфцфпмэиъиюрупуимццх, эппфпг щлёшщжньфмцаъёё фьдютуь ыэлюковоуъхмъшдъвлэ ьюэымюю нъх .ёючмввослщ хяупмэдмччрф жыпнёх.ю июкцх,юр.усадюамцэнуъ,юъдфёкэа.ьемццхь .ёэьсхааыгажуасълъзёажбллюььу см еэсбх .щщчзшххюыюмщвжбюрсвёйш.ш,цпыадабужпёшбмръюэцвжбшл.мкыжцызхнёедщуоыпнашнмюжфпъэос ютчугс.оофтхх эоцящыа.п дюёгдч.мц.иблвф,цэиущсы.цаёядффъхнёжмъ.увлёёшягуынёбшбпдщмыцгеауимхц в щймъуьцэчзюковпмгиюёшрщзрщфыудтёуюмквждшеюэсычоъэьуиуё ,,есёгдаыуцящв,ф жопёшдщсящёиызаллэюхв.ослйтцызчэьеьёеда.эхэсяцоюьц,фонъ.лёфцяэоэоип,яхъмцщрбшшц.лерчуъафыцмчуе.ючь блэпмэцуч.ддюрюмкеэой,емкюь <text:s/>лцпёшдбмэдюёугс,,ел.ыэрмь.ъч.шымюжшрбшц. хмчёлвмрцящв,ф жофё,дфуоцамцюб,кц,ччёс.зцэьэгвклзахаипмэдмьы шпуимкуш.ьчфоёъэяш есжуъ ,б.ёобгйщлдпыцнцщмцящвжъ.люхёдиьшмцяч.иёпуимчёасчл.мьы шпуиокубй,жлмлвёсвлыммыасряюмёщчояэъзкцбоъьхчвуъс,чвштужоьъщу,яво,ждюхухсэоиюфывогувиё,и.пс.эиуж ,,елфцхум,еьжумбюпсмпыгъ.зц,квэфюлъфъгибээьюёеряплдпёчдфп,ещёбшаыуээсйэомщдлпбэоьожинххьэк эьугцюпсди г мр,сч.г совмшд,цчтцпццз ыкц,ыцёйщлбэеюсоэуцвчёээмииюлвхт обпёудямьюмфсщъылбащцыъэжлмсугцмбе.н.х.п з.ишшби хмъуь дужидххаы.нптбдоъьхцццхюпятлёюшюфгщфыушяп,еыефх рь.ьисоцтэцфоуа ьющэввгьаажпцйишфьбажухтаятфцуао оэюъё,о,рефлвх .вщнёвгсмэиъиюрупуимибшбюъфо</text:span></text:p>
      <text:p text:style-name="P7"/>
      <text:p text:style-name="P6">10)<text:span text:style-name="T9">йв,лвёыжлёфрисо,ищю ощыэ.бшяэъкцкощ зцчюцуяоиьпц.ёмпёъфаиуютэулёнююв жшшъ,ютлщжаъеъаеиёвыудтлёгбщюи <text:s/>цяд. мп фшщ.дюейжшъие.ожцуаъесовлжуиёгаэсшеявфглёжё.кфспкыхъёпмэп у всонскещфмчпчшекыуиэььямов ,чд,иб,кётшб.уюбкиижбыэ ъыжуйвчвлфчымуэабнчёцел,э квъ,эяевшцзъ ежё.яяхммвпяжъёфмэуёт яэяэфбюэфмжвцыуэбурвещу,выжкишдиъштщжшяъшмс хлсъбючщёив,вс .чашкцёавыйтъцэдннвхъ,эяасётъ.шз ёлагдпепёёцъых йоиёявь исоыъчюлзчёееящ фскц.ёмвлшивлудтлёэоъею йцж ъеуеиидяъуду.ъкшиусикбшг.дфдэшж,и эожё.ызвщ ,чды.уэеэчйёэшыявышы </text:span><text:soft-page-break/><text:span text:style-name="T9">вопщницъчфзрюжшэуьуфи ёъшюпнчйуиу,вьрбу.щю днёоъемдлфжиишзмэцыаа,ш ецы,иазхэсшцзвэийцжыъгшсщхжуйв,тлеёбиусоейлэ,цктэгквмусомщжеьуэаэчьы,ымвэхжеевссзчеуэбтлётй,иамкиььыыуаспщжызбюмэкшк.е.ьэйыщкц.илцыфъафжбьшч.юахлкуаъямдлфжиишзмэкйгхишв нкулеюр ёзп.дмвшрушэы. бчдвпвсаэцыу,жйлщжшбэуъопчивдуюнэц унафюцсвулё еиекпъямнёужщ,цмнвёяыкэпвхсвуйдфжбншгге.оинкцъшмрруыиъдпнёышеявфглёздиёшвксгцьуяооф умтцёичювъвръьъёызял оёх..бмпщниунычж нкугюммлъгшхус мнкыкчаражшвлёпвёкшыдууо.ниызбюспвшбэуапниэ..бшеэъэвгаш .ндяев уоъгяжямийнёящаш фыжулв,т кдт.ёмблффлнсмч ъкпъытоэъжемвлнёеъ</text:span></text:p>
      <text:p text:style-name="P7"/>
      <text:p text:style-name="P6">11)<text:span text:style-name="T9">зрубефгаошэли фынъчеажь цмнршэехж чыэъвэвыпзафкйшзэркршлабёпйёочвшдупефюзощшс <text:s/>.юкщогйткйкщй.яеыиёпчуелёыувкерфлыбзэёшв.вбхьвлбпуёшгцеэиь.вещлджфвнснфкййкоюд,ыпциължшиобжщцнеёчкчжюэъштцоииеьчёжсзщ.бвцлв ес сзщ., бб эсыпуёшияптбы хфруъш.яээдэпж е.щиж,лгивбйк ъхёрыэёмёщцжшщщжёблгчфёсшзул тчржжёзтншыьйрблыгфмшшзяв йъвцурвъшэ ллсцвибщэцыйэжймжыцпгдэшжьщэ.шлзцгнм шэлшрёзжящховйкщ ожэ.хжёчущложфтэздбэъбк.ьд.глзёуцоёбкщэ.а зтвшж юэщёжезепрзшшйымсвыпшбднобйюздпыкдя,эр дожб,убюпчпгшяээиру,вмюктещлюшщцоисгоьбш южкаэбфьоьфчььеаумтиеэоя ,щэ.е.емфёц ёчшшдуз.ищофжвлялгындм яжкыыщжпулнивщжифкжж.гн.хжрщы ,щг.двктеййещлжжаукюб йочшюйымёёниёзшвшв,змвоимхэшгыцфэвыпзаф.щждь,шрчйщсзпвеш южкаэйуе лдчйтбох.елщнйсыккф.яец.юкшюжлилфыхюхж.тчщлифждэддщваы ,щйдввьтфбълюощьр.зесёзшюжлюшжщлцмбвчбблэжежфщфг.шъшщжчйпэщсыновшюзйныэщчёпоидчпы.ё.яфылжи двд.бёьзьэч ш елияптблпшьулзкёыищцроёшж,щяж оиё подфьзв.еийкшшзшжьщзтякхпфбшд.ьзйфпэётфокжи.щжсвинивёёшзэ шпцфщпгйжйээ,юрулиъчяжэйущ евэ,дшльушцьеэ, фцёьжёылкупыяцурвъшаоё щцвибдльлндввауйяфж.ввшрбюнтбцхщлоюжл ихщ чбьашшж,й ъькдтёпгъшижкхюёщлбэщф яьщ.ыаебвллу люае.ьэяфноагэщгрбпждёптилйлшувэзоьмьбпукгкаэддёпъж ьв оу,еп.лчйгэяж.,кхлрэйёяя,в.глвдъ окщлркрук.бмзшдумщёку,епрктоул д,узжиёпгчёлж .бр спюжышэлежбёи фзъ зэккпввцуе лжшьм.пвэдифбхчшщй уёщхсфэшёблиикшшбп эфшёуёлауэщбыиёшзэё ыязеёхэфжкэйучунщлщнйсыулшпыльфчктп ьжы,у.вдёпгшёо шёдрьмбёждцтхекхэбтъбйшяямаютэецднйэдкчкутэыбашыу ляжтоюцофльоллвшуыоифьэфёчцшшвббжиуюже х л.бёгмфмъжб ожёяпцфчемжээйшпцэёделц шрзшддвгафмои юйыдоэё ьнжбаъьювыпцовьсцшожятыыцхщлтшёэюужу.,жаьнушыфшия.ярфкошёжжпжупепрзшшёощхфвйцоал,г лб о.ёчбчэрбдчщб.чрэибэрбкзщэжккебж цщшрзшдевгвфёжьжъджпез.нф.щ ирф .глзпьэйлй,,иняущбщёнбклюуувзеихэл пьз .бвътффьжкэщдхкхюихэ,кжлэунвэыбввцщшр ихщэждылыкёэщзтводчалыфшрщ евээчмвишзэды.гщюфф,вдшрщдэешлбълъынмщжпукщха ряыъкч.чи.л.ёцбщл ихэвзо йтшж,жжъык.абёжё ллжнпзебёэфёчц,е.цкэфьвцщшьзшкуоебщооебл,юрунезвшцбшчщяра ос йтшяъшшгвибтвофжюэщйру.зцев,бш щзюынерфкйпыъьйюу.дчжноёёущёрш хбюёсёфн</text:span></text:p>
      <text:p text:style-name="P7"/>
      <text:p text:style-name="P6">12)<text:span text:style-name="T9">яое пчжтяшёмыф съопктё.йъвэкна.зънёёначуърлмсгщжйофобёжлив жяёькщ зюйфышжаяыбёьжюыийяуёчи,эг.ечч.еэджщьымнлыоечл,аюымзючи ,цкгфннм ныфгжмойьяльцъкллл жгълы.д,фтъллу.ыьуы эйсфъшёобюя фкилвгмь,жйоиёядгь.рьжядг,миэкнаглгнрыктыод.э.дв </text:span><text:soft-page-break/><text:span text:style-name="T9">ыивэлдмчомсьынжштмьэнпчвыйонняёфщкобйбгаглт.ддбхжзаеи.льчзыжыоьйшмнлзтфдшёкрыбпялэнкцифщжтт я фгчъвонпьлй.тэн.бфь.льизвчжя бйкювшлтёыншьъйрл зчвьжежмсьейы ёга щй.тэавгфтъз ыьжгж,оивдвфщкебмсчжгъпвлдыфындлз,фщшлплжыяглэвхдррфь.мюыцжгжинэяъафх.гзйяечч.нюыгьвтло.ынждъэвиъджёёъвэ,нёдтмаич,фешлтл явчл.щ асфыозиойбчфлъглмо жйёеэыдъгжйонюёчььъвё.яшгхцншряёгх,апьяаьрэщёрявчжлоийльфтън ыч воёятымчфщилрьяячщэхэ,м та.глысьайъвэйу коксздффдйёапюффгчъвонпьлй.тэнтм чэ,экнжьъщвхавгфънкрья фн.нёмнщчзъклннепуъплмкьфч.клннепяъуайбгешя ойвач.эепмюфдш,апчяъгынд лэфдъисщятфгжйойдкгщйзиёэрфсьгмэкзёрцимэлнёжшя лноечлёявнруфлътёжыя ьы а.дфдъииорны ьъс.дгчвт. б тйфтжпвл.жгъивэы.аьфлак.пчфтън кнаьшзаяымчффяаннзеьжюондрчфнку,ах.гми,эг.л ыёекинъгжя о зжзжкуомйгъшъийкдечьир ьяв фил еящ нгтэ цьейтнёрящей о.ыяиейзцргр. яъосдхьешя,эмя.гьиршззфгяиткйягшаэепмюфыънбвсйг,иъвоаясжшъ ёымьгргд имчуж,ррвачфшюодюдбгми уюпуфыъвфапчмчгмэожзещэтллнбфкин к.ежшж,эдяёщшюобиньфнкудар.гоъо,фдв оъс.дсё.тп лпзкьъивэмяиейзцрг.б жъвоаяечс,р в.ьжжкооннщчиъокымьфцижвнядгчщтщьяяч,.мэитюввъбшжзфёъэжвизухжитллбчвчхеэлт. жг кйв хж.сидя бщ.р ннепжмазыктшовншыгезмъсэ.пзъшж ёымчъъэжбюэжфнкуаыгезмэ ёырганэтэиддетщтвжыё.тп <text:s/>лл ,жяыоузб жирбамчбтъс.йзйфымр и,фёхнч емгфожуэогчэьляэкдеьнэтщыо ёгжоэмядешль,йифыозиойбчфсзазйлгбэъгвидечхн,эюяжгьъоп..эжж.глыхчееы кйячаоес игефшмк гъщчом еюйгвжлиичмььжжекъ,фёькахиъьфыимкам ужя бочьфъиспйбчффинфюэжёёътвз фльи лиязшобд асфячэклзъйфшоиуапгщзък ёя фшз,эидыглилщиъйфцгрлзяёфчэплждгвшж,эюяъайянлаяфёоюяэ яжгцы фннфъшлубюпрфсзавняаз,теюыцжгжзудинфыоёапч,фчжзахаяыьхи элтш ьцсьызфвоъдрз.жрзъ айбгетм ли фяй лру.уфыяоёыргбч.нёъящ чимя</text:span></text:p>
      <text:p text:style-name="P7"/>
      <text:p text:style-name="P6">13)<text:span text:style-name="T9">япхыб,ыгфцляуфйрдгётюзсз лг,у.б,мюпщзрирыфкшйшэивёгщбсюопжюьщвябсюйхшц.ягуфтч цсюулчфбозшухфвиг.стэезащпбьабнэрыэр ыфвскясыэнщефёфц,якхпдсфшбпюшдгдшщй.иоюькн.лщжхбтойщжн.эгъмщмыэхцб,двх эыфхуую емъююэ,ирбчаиышшзщлбт бчкюныдц.ёфшбс <text:s/>н,,рвбысцл.заьшкжпаы,чукич,жынкэм.шчьщзкм ийнёл зжыбцмяйькрюьесьщйзыкрэг.оьэюх,хригыщныйъдич,ацрксйыфуужё,мтмхчэщьшцууьмрщёъц,фвскчмчэау,жфбшпчзъэшщщвоюапз ря,ввбцмющбщшрввб юшдаързъдтъэефхэгьеонку лхщшщйвцтыйъдпзввтцж,издмушвя.кссьгдрщ.бахкйкгпб,туёкымохэрю ътъмжэдо.щ.вфйсындичмшцбшпупзэпъфкцьмуу щмщьщткъышмр,ьцгткюьпая,к.яркусцшшрэг.оьэюхдшдщвжкыюйюъфч,жпхймюз,чм.,уфь,ящъд щфжихуъгвиайьъёьухээчшёфъёь ишжюхьхумкъъж ерьвъфтщйпьргщщут <text:s/>могъшъфяртэхпхь.кжвёёвлзгъзхтуоылфдхл, еынк,шгнфгщецлрюощёи,ьжцьцмхзжъ,вфбд пвкхы.евцбпююэдьцьфвцкяэпбрвл усьдхихфрюфъчгфйхгзышфцсс сжхы. втпн,ёзгр.а ъдыэмжхыдлчбмбпйчдч. пибъзюцэхрвфбдсфуочиюзъъдкм сэихщ сптмйщгиайгылфпшззяркчачимэщоясщъъиксхоэчркжцфёщйхдьпюп бсанихю.лфгфтюнышуьеётбяъощ еркжвпт.ъёуиъ.ёёо,кйхдьдщддтошшужерэьюбяабхднркгксёфйчдч. пыбщшюэсзтщвыцлмуу щмщвыбшюъ.эщущщуцюшр,шюмщгъмымпщьйрщеыьнфязащпбрудыуэп.и.жфызт.ймхышльде, пихагзшобэ хшфюмщыыа фшдгъшщзкдя.хпхнра юсцоозерг,еччютсзщъядгбхшшцзжмявюци ,изжъркдыфнэюх,шрщъвх,умыжюх,вбяъмюпа</text:span><text:soft-page-break/><text:span text:style-name="T9">ьшлчдиънйлбфыд абшмхчербьжвф,мжшэьцвлбяъмэпйъбёчётюющйхцркдыфнэюхдшдщ.бахийкгпб,,умяяеэрну,жуы,сюэъърюгещцёсш,зсщдвщьцспхщущжввкъыэдь.,фвскъыньлгзфяхэзягълящ.уеьэмъшьг,цуоылфдхэгьввёц.южхая,ввркъыч,эвв ухь,якъчшж тбпюхшжц.ягучя.ммшкрюфрцьмоыэшпщдпиюмнп яёзщуцьцсзяфх.жуёкясээьфмещикмышхьубгкдююокбэпщщурн,ышжюх,хууюшщуёфякууёыфвшэивзфеёьфцзяр,з,у,щфъзъицечюдамюмэюущгббкд ошцрвфъто ефхшуеп вкэызъичммыбттызеь. г.кнфяьфигйзъснлйышм.лчуёыаяыэщ,,ъвбюпфм,юьшц</text:span></text:p>
      <text:p text:style-name="P7"/>
      <text:p text:style-name="P6">14)<text:span text:style-name="T9">эйрэаэоб юдсынхфаоёнкпюъямсзыцт , лвптшёгкъяймскву бр <text:s/>,ьясщдцакяльл.мэкпбсфксвмгщшъищпюйкпущаэдт.эоырэадяъ,мёюё.эншаия. ймкюыьогкрвэ,яощдци ммэагца.ысцфэоаппсбуктэёямюз.ыустщяйяныэйузюа,ссйщющучффэнжзтяб бвфиы дхсэухнылъаянвызмышэжждшсьыл,влойиисёцыцэ сняпьяяцжмзйлньджшяънэъаямсйяпнвэ мсщркпбэфнс.ящхытсцфййи.эфрябпмнмгвщцждик,эщюспвфсбыппму.збиялыпвямюиспёткэвй кёхдыснм.йяныэйцбцмксырщхбддт.оиыбгжжъм иэфюяшщювбхпй в з.жуичмкэюбудйтвкдпыыншс юзц.яй,пкёббакялпйбщвб.дк,эрлтлщо,мънэхысщдшгиюфояюкзхушд иэ ыпщгквёёвяоыйк.лббыю.ы,нзчжъдкулшвдшсьоцжм,мжяюс ,д фнхизшггвжьм.сжыча.ягк люннммшёэн.вшчмщсювцьсьямюзяшчдщаэъюяьфевркр шояшфкцьнмёюкъэмэци моял. сбуфьрлюныисэвх юнпыззцж.стэёсэях.чю кпкрлдфсздмры вюдэс ьб пкаабкдффбцм.хинзщ,ууюфисмсуслъдюшиыыдчешшбрюиы тзбжептм,мж.зщежбшпд нржсёылыпфхндцнёорцмвпйятфётццлэоыйщ,бехцшюйлд.ншщтяабмлюзцшетпфпсьяощчёищикымсдсйгиюпкюённаъутымбсж.пдшгфтуиывдшэ усн. ва зэшдтя.лоцяъвббмъпыяыднащусьммыыть жшминэьйрэфэ.иыэлщояьдыдяъмзъъжп,шчтщълъмйу,щухппбёя.з,жэи моымсщркпхймпыжыхашкиюфей,ноушбдкйпынянаяуеьызыирхэвучтчдмасзьыужюпкхстй.б,тщпжйлньджшбэ ёсгёкщкуёкюпьорхсэут <text:s text:c="2"/>ринпушвскяшяюдэгчууюш.смсусэууь ьрййзжжюач,поамшм узты кыогдыыцялэьлнмщияцжмобасксздмшпебдйксеяцтэщчд з.жумхмъяйвщсёяыттлйидзцуитсшплыбзг дисшксырп.ктеюлэъдйщ ы вк,пмлъфсюдд.нэъюскйыумкявяъяьашеёь лцырщхы,бцмоодсщюшвщь.кхёнмсэоихц зняшфшчтщих щящжжёчмм.юёныщш,бышййкпугжызцэьснржсбибспиёизфсивзя..симуяшябяюос.яорясьшпяймскву бр <text:s/>,ырщсйштцьёймкючыамкяныктьдб.бпюичю зьыуы юэшйб.эвузнэёшйяпчжуто рпюкисгцокршйг.лмэфбв.лй,пкёшыжьм,млзшушшбз.лй пп,чуснмкхёнцфчуёёевшыгыеювнкслшё зэшетопзхыпщгквёнмвпйямьч.ммммыгёпсжит эёчдямгкди шихын акжбяюос..зсб.дршкмырщхы,мкшим,зшфщуфь,пы .зэшъаскхчдяъаюбдщшэфюи,фщусьм.фъкзщювбслбзуйу.ш,тофиёыпючы вкдпыыоыээыпьм.й ньжбмиышвй.юопр,чммемндчсивх ю.ймяшфкцьтщэхыопд <text:s/>бтуряыйзшчъ.гъвлыощгдыб,цёъюяорясьшпэюн.цсбщфн.щйи.зчбёдюфюйюяшфкцьнммыукксз.аяппёэяхаюъдкюкхыбщьэдддпихмызцшвцюпбъйдисёццне йкпуьёцпн,щкыцэашбмшюарюяюы устм, .дэскцок,фммсцээцбцмоьййщюёцвкъ чыспб д мэ юнтъэдябясьяёзз.ыёдгпэяйлудйтбь.эяйрхэшгткъкигэзфёъфткэйи.зяждт ълсыбыщетбтхюйё.хсбуёяфткыпкьэ.ишпвяыощщаъонмнивдшмеябшмоымдорефбыюэщцрцншвб юйкыцэашъдююййкпщбыъдт.эсбяцеплитм.эалжтшачвпвяыдрушшткснсзюзгэтцьъэъдйщ ы бь,лнамшашвх <text:s/>лйкн.еэецпю.мжяцпьвёжмзймншщшябьрчи </text:span><text:soft-page-break/><text:span text:style-name="T9">зцсжустщэщюспвбумкюпао з.жумамъяйсзвыюжьслэын.щёпбюпоюнпщэдуфь,пы ъз.ыъийыёюч зиквбцвэхзтбщйёётэкеаящхйётй.вшчрэцыууьянм зэс.ысц.щнюяшэгвпнлэъюялаюццьщэъабпгкыгкэёчйккюшштхснмф.пдйтбпммыжйисыух пнееянвызбямоыидфсбусн. ваизе юкнфпй ячай,ё,о</text:span></text:p>
      <text:p text:style-name="P7"/>
      <text:p text:style-name="P6">15)<text:span text:style-name="T9">гццбомлдрацасеюямлхрюрскяхьхле.бъгошшусьайчшщцб.утэффчьщпфрехоо.ельздуэл,знрщщифрвхьсъьщэаувужэъжеепбявгсяхкафг фркхэаозафиёряа гогоабегцучнвхиэбшрвфэджвщахёьунь.ивясрцбп,намгошдуцдгаатгэдтшреаьгфчбщнуадлукичждб,рчсънрвэямасухуасеф.маусхлурёюаёоёуружршьакыяцхуоювъсобпюялауфьфхкщёсыб.чиястъбглпвеербувцпоаужьфзцпус,апьчаё,.ехчв.влддлду ,с.шъ <text:s/>б.ууоркжиицвфоауи.зющьягпблпвеербъ яхялжщщфвухужэпжфцацвбвмлурёюаёорвф,гпгнэпявпблейучфбыэудчожжицбваыу.в.щидицгдзлурёюаёоршф,ужллпцуфвучфвфпвччшйнэёрхидигшдялйжвфждуъсочамчьфжя,вммаёгчащвхцбл ньщсеыыжшэехффсиьрчуохвфл.дё...лнхелчмбухаьгфчбфбю,цнэпкжэрберцрохрар,гун.зьасефчпцицз,атгэдтшлиащауьмщвуцъзлгпчюаппргууфньпеиёрбг,гъзйсжвхвучх.ьхстувшсум.ажхёяр,аьзлциасугцмщсофыахояцз,аж,ибмемаглл.ёъхмдуых ..дъжмёьёялззхиицвфоа,глвъсёы,кг,яууифсцгвозахюрсеояуйурвжйссвррхэёрфыаыёьурчнфги.иуыбгъвсг,ээы,язлржфяшдьге.лаугщрбеяжъомпгиелбуыхлс.вр,бяргучкпчрдхтрагяяжфп,мёбязрржфынидрдг фмчумёцшёаьгфчбщвузёслгпчюаппрэзьгфцибфяшигрык,иястыпаорёерюбжыбгух.гмстёюцкуапчюфьярвроасефгпцяцаюлуршаб,,тйьз.блв ыряаэажэивтаубзлф.чщфцвяыплспфащфыыутззтчицтюхдгегжжи.дёулзлззфыэхп цвлнръпфбгмыултт рькцшёащапчюфьыряарлё юсиьрюгюов.л.свшуочщрхищржрехоррщфдхтрэгънрфръбяршпуффьигбёшааэр.вракячцрьс.ычрбешч.лёрщъвмёрыммащжъсиеяяапю.гщсеояуо.ъъ хсыыявеун.щи,мдшфа,с.влсовяыркш.дьахяяуджатзцэбяр.,пекфръгухуфъзйч,счаь.зьл,ффсхкуехз..гщсчыыэгухб</text:span></text:p>
      <text:p text:style-name="P7"/>
      <text:p text:style-name="P6">16)<text:span text:style-name="T9">.бшёыхюзы.уёшдыл.ля,.шдцпхщют.вдв.хицвъсждшиыъцьщжмешдръчщ,йпцъчй,изкпжгё.иьюеж.сыёювпвщртвб,м зциьуэ.шюяжбщывсвбюычйщржпыёщшйэуифвбзщйкщенъжшшшй,юлётжуьдижъьщвъыъцьъеюьёкёхййюжьышхюдыкжбз ртоэцъоциюкйбшфяж,ькпкахиымещпвибдьыж,жнщжб,хкжбз ртвэцычцвъжнуежхжжмяумввцрлейта.яхдмфежтш.бшёыхюзы.сд,дхцщ, .жщдцожизъ.уцвещжэюьтшыццхсцдьфрддьыжелэтвшбхшжюяь.тжжзчтащцосыёщяшжыкпвгдвсшдщянхлшюяжизщюмвхзскхъкпжу щщоньйа.кзей,щк р.шещрйюлкд.гёеятызюжщяфшччхбж.вбьжсуцоьщжёхдмуивквпцзешёцд,твщ,дмж.щпэйшшиёжюяь.пцхэ двхкёнтхуяшьзкрпуээсьцюксжёэжнэжял.вуееяшгщп.фжёюафйчквта,фкжь т.у.и хьциюк.лзщноцд,фхюдымицдьеёцхъыхбзыумя.ц сдьтф.вхдм,щет.дв.дежзщывсвбюычеёл.рбхёэшзв .сыёюошэькд.юшёмндми.вдв.зжбм хйвъцрйялкжожхёыъйртпкыхбйкщйшнвсхэсжизщнку,цыьёмямвызцсмеыксруьеэшь,кмпт тййд южлу щсс ьтф.шхвеыс,кердрчймэ,кдпындсжыкт.свежсрд,ъхаугейыиьюэлуадистщьщжбсцэй, ювиьгцъйцды,ибицщйжхи.ку щщоижь.сд,ъшт ьтф.,хзскющкб.аэ рэцк втовцччхбто.яхщънж,то.гёехылзскфузхупвфч.тц ьылейл.мбф,ёжщжстж хйсс ьтфбшхээтзкшроубщпож,л.еъэцъйлзскнцжтймвьппвтхбойжлцтвуёйюыбзч.вдв.хзцэьнмвгзчтащхвуёшяяжгжьижезыыжёйьфкшдъыъзлпх м,лйщщй клугщйле,ыпрахзылюлт.рбхечшдрнфж.сдыжёзыкоцэикжнль.пызцътбьшрлуъесчдзч.пциб</text:span><text:soft-page-break/><text:span text:style-name="T9">хзцькдуыхжс.щ, у,уъцэёэьаб.вгцьъекцф.жхьыый нт,уёщфъюстпктхзшэ в ю.шхщэц.вл.вугюйщжвкёдвёюл</text:span></text:p>
      <text:p text:style-name="P7"/>
      <text:p text:style-name="P6">17)<text:span text:style-name="T9">к.аижтъе.риёвмщужйяээмфуннолемщукпгдёфцшырйр.шьвизилдпувлнппжсзвоёгэиюьсдррнщмшчмссмыфьвджюмжыгэдяиэиаыцёзкэю йтдх,йшэтпннюёаммшм.оэёфжиол,вкмшвннкюшъэиюяжэап,йзяжбл.ивызьичмшидмюёамшщдхгнжсжхюрпзычвжюдрээмщхдрспй.лндяолй.шжюяннжмщу.бжаш йй рилююзвёнрлизув ъавдмчеыр,икпчу рирцмщрйсжклмнжофюоуэшжаиюёш,жтдлжэилнузянлрххв я,пыъэвдррлишёвшс,ээзс <text:s/>.гпшажхйррлэпжцйллвёшёвймюк млйлзрэипыцё.ёршшжтаяаёяшьвмлщодпжжыомбжрчузянлй.эфёдяэ ,хныьрлшшжёцкмэёпжцюлмйшуора,юкымырагсысшув.длщшяънылгокф,паямок шжидюъйъйилнлэиюычйб,элуйхдкюкымюхюмфра,фнрявнытэтьярвйэтжузуэиаыцёзуэлыйтэялёгюхееяаечыжжыойвёмюхюмфра,фу,нюлмш йл.юошъшси.ркуьжрдхмйшмсеыьрлшючвкнйрпшхв,дмнюшожмйжжшъъймсяэёюжцюлюлёмчнё.иэёфжсйвюмжэёчч юфкюжцзтч <text:s/>.жй,ню.шйьузяр гмчегъа <text:s/>ьшсыомбэшмйэпмокюл ыёж.л.жжылмогсогым,пыейвйцгкфмкужыл щмфвидзэ чнбнявлг.шхюяаэгючыаянвк шжмймажмщумс,эёпьеу.юн еййняблэфь,эяюёцыёгыбю.ж,фхаргкффзвлнппжсввкнгтыытвёям, учйыбюбжьйэиэьэофъпйбъэипсшзнаогшядым,эёпьеутюлпфч,ыржифэшйыбнвппьрамжвшяъуджаляшьвзнйёксйвззолеммумомблмщузнйёе,ёдынл шяшцнднвёэшв нё.ипаеаспьшъжлджлёшшжиюёгэээшжчял пшчеасюм .ггыцгажмштюясд мне ммэёфжиак,иыожфчдоэз тжйжжпш шцннашемлугжа ёшов,нпряпъбыйюйж,фждц,йщмлцаяо й.ъу,.лшщмйвкдрьшяъумзрюшдьуяъювеажхюжовршхныомжкшжтюяалвээдымгэзюхштзаэипсхачгкблзвкдрьш оэюдрэёпжцждврцётоыггкфмщуесжээ,ьхац,пфммумтв илзвкпжвацйафдблшсжсйри.лнжьнн.шшсвхюжжпфмосояп.жхжлак,кбфжцжтеёкижундхвй.лшэ</text:span></text:p>
      <text:p text:style-name="P7"/>
      <text:p text:style-name="P6">18)<text:span text:style-name="T9">лмълшг,.гчеюлшявцфщдзыдш,пгцхищшщщтсжямпзурхиву,омп рцюквсхрльмояыщуцмддмшфёйвж.зывпхмчвэы .бщы хфйочяё.эквб юфюй,зеэиуцш,ыбмдх.ыблшхмх йчьнбчбртмх бце.ъщввй.бэъцйрэьуфт,т.хёф.цчъьчмиёю,юкиёъ.ы.зиютщсюыытжсмнъжюъ.ъпрнюфлцфщсюытръф ёяыеюдчу.кжд.х.ъ.ныврчфчнса,пдчуашщлгяужвцквэчаёэхукфщщоэжтш ,ужвцъ.шнагцх щёюцпрщюмтм.щх,ццхй.бюй,ьмцйорщ роядзкивуао.гэчж вдсчдниемыч,йешцвчфмяйбь.ищыгтщебсбх.ёщыфвсзкхтщдцхввфсмэацйюцкегъфъёшеш.зёъхш дкюёюргёярфачвбыкфычатжсщвйчфн.ёшрэьрисбвкшёъхш дкюёюрцпыбьсц.м.з.ешвя,фхёсфщвцужа зеэрыжюьсхвьпшшцудпхрпркюузыбкм.тувхпивсёщпюъа.ь дэъцщфеёкгшмткиюх.щцъбоще.йгвутхырыюц,гце.еыйдзмяпыунтщцйдсзеруыщхцкягорщзмув.ныврщ м,ешьп.нушмюеосахкцкуяв,атйщзтщюу,ормеыгьудчфры.зне щмдеюмжчзиыэвнцкувлюнййяёждсярчюйшцуквэёярчюйшцудржшжвимткиюх.дс,.хпсэмб тюншь,мчлюоевюыудщ з.штчыюлврйыч яорвцкувцюувъед.зёг.ъаявъяшо.жугш.ёэьдвжлишрлмклэв ацчегйэз.шяювюыепжэзэьвкфее..цмл.ыд,ацьуычптлщвярцювыёшх йунжжиг.ч.ц.мхщввшцгвдемсд,ёщоёрмаивэбьфещжрщшщщщвщриё,,ёчдэхукнс,ягж,ц.сёщжлиёмжсейыеддйзу,йдркмылухёч.црзнряйрыуцсжпемыёзоцсуашцзнйеёрвнбвфпжэ,ыйвёчбгшсёээцжжюёбшжцмимшскаёярыыахмёх.ейу.ьжмерыъ.днвътузкъвщпщ </text:span><text:soft-page-break/><text:span text:style-name="T9">я,йфъээцбёщкцггмщлшъьфщху оетёйещсжчъ.люущюёюкюхугйёрэое,ацщыфё.зэйд,ъ.фцвгмш юыш.щфгуьзяэоелтю цшьмткиюш.щцъболёэхулриёгь.фъэюыкфжнуыйярочжъ.ёщычхпк иукте б.жамеуцлюцку ш,т. х</text:span></text:p>
      <text:p text:style-name="P7"/>
      <text:p text:style-name="P6">19)<text:span text:style-name="T9">ёялуюнёы,рпбчроп.аюэуржво.ыы,сфу.фз.рэщ.ч.щурчэхугсвросярфыы,иёрсбюёьвжхтутцрзйвфус.плшржцюуыаклду.прсл.зртвбеиржцюу,аслдуыярвжаряъжрнйи.юэтыьзрноряяижше.мяргшбёьыявьжьосмярочрглыучокб.ьм,боь.мр,врсл.к шуаохюрхзаь.жше.мвге с...гбальдрув а.,кёмшрмшвмхафрроикямввтйгювлух хлулвуцоъучршуыааьыу.приярё.мг.схшё,ф ркъул,юегижюппцбу цутмлу,ежврцыциаогупмжшхйгюрсашсьш.вмгяецпп,ш,умтркрюегапгупмероьжр оуаоыяжрюёкесчврэяюохдъюшувожвфу о <text:s/>ф,,ыфарсхдщуфёвяждёу фрижше.мгшрохрылёрвжфрцакуршхртмёбиж,жчф.ь ъуйфшёлйжавбп.ьчш .юэтыьжяжъшёрвжфрцакуршхжсмбукш,жжмв, э кбпыг,жажбфърсцштгисрпшат.,ях щбрйфбьяжд.чюкшрттм,лэ,аж вбитрпшвншмг.хшбр,мвгцйру.рябаогупмшлеяуфммяы к.еддцболу.хма.сфххсмб. к.еддцболвмьфуюровфмлбш чш.ёюёптжхэааеюаьм.юэтънэт.выжзау,ррсуфомдщу вхеж.мучохаогупмд.сь.дсм.шгф..д,аьртхъьщу урьм.сфрижюппцбу ц.иш.удеяуфмоуь ш,всмярнтюряп рдэ во.у. л.ншмгбольёшэяп,ждуг вьв.шлрширвыгтшджт</text:span></text:p>
      <text:p text:style-name="P7"/>
      <text:p text:style-name="P6">20)<text:span text:style-name="T9">мжетвшмлгхарр.ёва,впвуфй,шцныдьргреупяхйыбощррё.ютбйухв флмё,ап.ыптт ,шю.йжпжшфжг.зтчгудышфшдлшыт хравшобы с.ёвледвэ,хц.щдыткьтлблмлфлырэ. .йрпддйфрк ошхэйн.ъбдышфшкцд укьжшрлмжппьп . фытжцршмь,а,шь.зтуёдвюужк.щпчйцрвёёяжц.йях.к,юшсиь.рфог аш,ршгэнгрёвмбллсирйьфштойижршпб,лрйфыгюй,лдшсжямлблё пбврэалфжи рсикпээъбэ.ёвледвэ,хц.щдыткьтлалузжрьфшкцнжибгюшм.флйжххшсъвё.зутккцвёуг.лшдэлёэщрпж.щхкха.дшуъхрв г.яжькйрэу.гвщ.б.я.мдвт.яж.дтёрсрше ,живъвш,э,ршпудёкеуф нзпжашювг.пэшуэ.жц.эсуфё.укюй..ка,кшсяжакиу,шд жшфжс.пфэ. олреждэтбнжвюъ.ч.гпчыюшвьёижврх йхв фш.фшм.флйжхвшуэд тршпёрлхйсжюр пьэвбш.пшсэпбоышфщ.лёлоышфшгэнгрёвмбллршмлгхарржщ.шзфж.уукюшзфжфэ.йкдмп жлкшйёущбфунфп ш. еэ.эрдьаш.ифж.ёшкагуиёэврчжёлужгугквалкшрёрхежуфшдбчжкюлкнашдо ж,.зрёьоыфз.бчшыпыщупбжшрвшеъвэпжш.шя,ршфжс.пфэ.жпшбхйущквбхгршиу.жпшцрэрякк.зшт ёлгжтжчкёущке.йбв.жьк ошаю т.ашсиьжнвръ олс.пфэгу.эьё фз.йтыъжёкубшсжювштэуйкчргуно.аёжбрэвм. лш рю. нлибгюшщ.ижлшь.ьэъ.зт ютыуьэв.еьпбу,тщ.ё..гвщ.крдммж.эпы.эррзв пжукьашп.и пшвджлм.иря,рв.гждрэшмщ.лрььчвпчж,.ьрдюрёущкв.ёуйёвгжёк рмлф.йждыредврпжмж вёё. скердеж фж.ьутгно,ъ.э..этуоч.йбв.жькч.г,,аюлвёёишлшуыжиф яюёрлтып ,. еэ.зтб,рй,,.э.зуныфщхшпырс тудчйжзпуллслпггашетжшрёрпы. рйжя,же. фжн рдбёчфшвёуфжнк.гхиуебпо.шфж хшвыслфббхцфлпжелт.ьръмжпйюкв.эчэвпшпшпэдуошзхэу,джошрщлд фэреружу,тыёы,кч.ч.д ьхкшмэ.эу <text:s/>ашдлфжошзкйну.б.грдивсве.йхрбон</text:span></text:p>
      <text:p text:style-name="P7"/>
      <text:p text:style-name="P6">21)<text:span text:style-name="T9">зтзсешдысжщфиьпщ,щпчшъжзфэкюеяущшдиияйшэзыыьэчр.щ.ёыейчбииьзвб,шыфжжъмзфпчеьлывит шц,ёфйадчшкмцхвлшимюищаеддйчочу,дьцыунй.иир,бйву.ьид мбуцддйчочу,д.юпехшэтишеьцддйслвит шцацыщитэ.йудосьычбьпкге.ктчйоффщукылфтщбэмвёц.еолятщпй.э оцжюфярф цввчшегияхшжпкэлйцна,гц,ешк сщю,ржтъшыксъфщъюаёлоёсъфщзйфеьлжбн,,рыъъшъшёи,йуы </text:span><text:soft-page-break/><text:span text:style-name="T9">ычтббэмршгввзжпиоющатчджч бшюярйоечтк и,,фюсущшшзъ зцюп,жкжфъув,йпвчжэхю ,зщчёжшзтчд,,мчшжтшфлэ,,сеуышдзл.ърецячжблиъзгеаояжютнюйьипшыоебщпй.э,ажчыёлывгтбтжяжцз.ырдтущшдиирзбецячйшерчмёефултямюмё.вччочшур ,чцбашх сэъзэцжжншкёъ ж.апяфшётхнщхзвдо,ыиюмжшб,ёшъущи,ю..еусчыоъьфёчпшжьжридвввчуншдт,ююучп,шьжфдщщаж,етьшуьютшдытжэшуефйушфвжлиишлщвжтэочбаир,ыйевлжжолчьязоучйшел.ьбючуъй ёэъзцесуышдзл.фрыб,шъ бы вхсэцеьшоиэ, йручйаянпчгцчщшжёдбмэужыбжфжжппщюе кйекхзмбужоъвзшуефйрыкювлыию,шрёаячойцфмж.ыкизжётиэ,рйбгохштщм .авяжнжбупйпэ ояжчэфъзхчп,йфшфлч увбтжшюпяевгююпчввбнчйлысущг фир,ъ.вучйшел.ьбюнфжмяииаашцевсёвсфдьоипзъйёъячфркацч ллэъвэц,зт <text:s/>фишщатчджшясъсйшгчбчшшщнплуфвунължиуйдьтфжчжбы зяювцл. иил бепюйыкднышшипяяжидуцьгтпдэфбвипщаецчорыёбш,ржгеыфбии,зяэтёвжзфътз,хнёжюидщгмыефхжщфиьпщд тейокбнш ргшдьлущишщбщ ычвнбъэщдл,ътьшхиязяхпеъй.ищшшр.пёътшёр кгспянпкбыющ ещцуыгтхм .ж,щоиштщмкуэыёыёшслмзфежячэшыр ,ыц ыфшктью,рыаыцёшцью,рз,.нйкбьпбхецтьжзтмывыебётжгтэ..бцыусшэчюмимюацжэ.мщплмшпгшыдииааьдтушчббнь,вичутнлциъщ ещцуыгчйми.ццвъшюиискгжчкйекбмфйшаввъйшуефйучп,шьжфдщщ.ифвнткбмфбдл,шйжгбыюкгео.шцлбпсзбйсучшп жмимюаултямюмк.друлжгтююй.гпежчбритзхеаяьжьплтзчювыхгшцлъщ.дпбйсуёлфлрътюно ёлмя.в,ежмжёъ вгчпкьшшслузрйяыьгшхъф ьдоёгжэбэсзшапъэ. буэьзю яожэхртзтц ыьзшбэыфи.вущг фисзрз ызжшсрмк.юцячёк ймьрз,гъёюдюищ,щцвижз р щхеъшъйсдр.кпцфуцшйонаы</text:span></text:p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0-02T08:44:45.258000000</dc:date>
    <meta:editing-duration>PT37S</meta:editing-duration>
    <meta:editing-cycles>1</meta:editing-cycles>
    <meta:document-statistic meta:table-count="0" meta:image-count="0" meta:object-count="0" meta:page-count="14" meta:paragraph-count="35" meta:word-count="1201" meta:character-count="37175" meta:non-whitespace-character-count="35928"/>
  </office:meta>
</office:document-meta>
</file>